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0bc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f0bc5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ِيل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َلَمْ تَرَ كَيْفَ فَعَلَ رَبُّكَ بِأَصْحَـٰبِ </text:span><text:span text:style-name="T5">۱</text:span><text:span text:style-name="T2">لْفِيــلۣؐ </text:span><text:span text:style-name="T3">(1)</text:span><text:span text:style-name="T2"> أَلَمْ يَجْعَــلْ كَيْدَهُمْ فِى تَضْلِيلٍ </text:span><text:span text:style-name="T3">(2)</text:span><text:span text:style-name="T2"> وَأَرْسَــلَ عَلَيْهِمْ طَيْراٗ اَبَابِيـلَ </text:span><text:span text:style-name="T3">(3)</text:span><text:span text:style-name="T2"> تَرْمِيهِم بِحِجَارَةٍ مِّــن سِجِّيــلٍ </text:span><text:span text:style-name="T3">(4)</text:span><text:span text:style-name="T2"> فَجَعَلَهُمْ كَعَصْفٍ مَّاكُولٍ </text:span><text:span text:style-name="T3">(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8:56.353688357</meta:creation-date>
    <dc:date>2025-03-03T14:49:02.205794758</dc:date>
    <meta:editing-duration>PT8S</meta:editing-duration>
    <meta:editing-cycles>1</meta:editing-cycles>
    <meta:document-statistic meta:table-count="0" meta:image-count="0" meta:object-count="0" meta:page-count="1" meta:paragraph-count="2" meta:word-count="34" meta:character-count="187" meta:non-whitespace-character-count="154"/>
    <meta:generator>LibreOffice/24.8.2.1$Linux_X86_64 LibreOffice_project/0f794b6e29741098670a3b95d60478a65d05ef13</meta:generator>
  </office:meta>
</office:document-meta>
</file>